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6pt" fo:letter-spacing="normal" fo:font-style="normal" fo:font-weight="normal" style:font-size-asian="5.25pt" style:font-size-complex="6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 of Meeting </text:p>
      <text:p text:style-name="P4"><text:span text:style-name="T1">GMRT</text:span><text:span text:style-name="T4"><text:tab/></text:span><text:tab/><text:tab/><text:tab/><text:tab/><text:span text:style-name="T1">Minutes of Meeting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2">Held on</text:p>
          </table:table-cell>
          <table:table-cell table:style-name="Table1.B2" office:value-type="string">
            <text:p text:style-name="P1">22<text:span text:style-name="T3">nd</text:span> <text:s/>APRIL 2014 Time : 15.00 PM to 15.30 PM , GMRT conference room,NCRA Lecture hall </text:p>
          </table:table-cell>
        </table:table-row>
        <table:table-row>
          <table:table-cell table:style-name="Table1.A2" office:value-type="string">
            <text:p text:style-name="P2">Attendees</text:p>
          </table:table-cell>
          <table:table-cell table:style-name="Table1.B2" office:value-type="string">
            <text:p text:style-name="P1">NGK, SN,CPK,SNK,NMS &amp; RRU</text:p>
          </table:table-cell>
        </table:table-row>
        <table:table-row>
          <table:table-cell table:style-name="Table1.A4" office:value-type="string">
            <text:p text:style-name="P2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2">Highlights</text:p>
            <text:p text:style-name="P2">and items</text:p>
            <text:p text:style-name="P2">discussed </text:p>
          </table:table-cell>
          <table:table-cell table:style-name="Table1.B2" office:value-type="string">
            <text:p text:style-name="Table_20_Contents"><text:span text:style-name="T5"><text:s text:c="7"/></text:span><text:span text:style-name="T2"><text:s text:c="3"/></text:span></text:p>
            <text:list xml:id="list1584012756" text:style-name="L1">
              <text:list-item>
                <text:p text:style-name="P5">CPK updated that </text:p>
                <text:p text:style-name="P5">- Received two Miltec PC from vendor &amp; have asked sumit to do the operating system <text:s/></text:p>
                <text:p text:style-name="P5"><text:s text:c="3"/>installation.</text:p>
                <text:p text:style-name="P5">- total 71 MCM cards have been tested.</text:p>
                <text:p text:style-name="P6"/>
              </text:list-item>
              <text:list-item>
                <text:p text:style-name="P5">RRU updated that</text:p>
                <text:p text:style-name="P5">- Working on DAS Server &amp; Online_V2 interfacing. Able to write binary proj.hdr &amp; </text:p>
                <text:p text:style-name="P5"><text:s text:c="3"/>scan.hdr file. Will test it.</text:p>
                <text:p text:style-name="P5">- One MCM card has been installed at E02 antenna,due to some OF system problem.</text:p>
                <text:p text:style-name="P5"><text:s text:c="3"/>Not able to communication.</text:p>
                <text:p text:style-name="P5">- Gave brief details about TCS CMS demo.</text:p>
                <text:p text:style-name="P6"/>
              </text:list-item>
              <text:list-item>
                <text:p text:style-name="P5">SNK updated that</text:p>
                <text:p text:style-name="P5">- Working on displaying band shape on Web.</text:p>
                <text:p text:style-name="P6"/>
              </text:list-item>
              <text:list-item>
                <text:p text:style-name="P5">NGK :</text:p>
                <text:p text:style-name="P5">- will give comments on GUI.</text:p>
                <text:p text:style-name="P5">- NGK will be in GMRT on 27/04/2014. NMS &amp; SNK if available can have discussion</text:p>
                <text:p text:style-name="P5"><text:s text:c="3"/>about GUI.</text:p>
                <text:p text:style-name="P5">- Good work by CPK related to GAB callsheets.</text:p>
                <text:p text:style-name="P5">- RRU to test round trip time.</text:p>
                <text:p text:style-name="P5">- Discussion about desktop &amp; web based command file structure.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4-22T16:44:52</dc:date>
    <dc:creator>teleset </dc:creator>
    <meta:editing-duration>P1DT13H54M15S</meta:editing-duration>
    <meta:editing-cycles>502</meta:editing-cycles>
    <meta:generator>LibreOffice/3.4$Linux LibreOffice_project/340m1$Build-602</meta:generator>
    <meta:document-statistic meta:table-count="1" meta:image-count="0" meta:object-count="0" meta:page-count="1" meta:paragraph-count="34" meta:word-count="206" meta:character-count="1064" meta:non-whitespace-character-count="873"/>
  </office:meta>
</office:document-meta>
</file>